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401cm"/>
    </style:style>
    <style:style style:name="co14" style:family="table-column">
      <style:table-column-properties fo:break-before="auto" style:column-width="2.9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2.884cm"/>
    </style:style>
    <style:style style:name="co19" style:family="table-column">
      <style:table-column-properties fo:break-before="auto" style:column-width="3.092cm"/>
    </style:style>
    <style:style style:name="co20" style:family="table-column">
      <style:table-column-properties fo:break-before="auto" style:column-width="2.371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2.778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3.731cm"/>
    </style:style>
    <style:style style:name="co32" style:family="table-column">
      <style:table-column-properties fo:break-before="auto" style:column-width="5.001cm"/>
    </style:style>
    <style:style style:name="co33" style:family="table-column">
      <style:table-column-properties fo:break-before="auto" style:column-width="4.736cm"/>
    </style:style>
    <style:style style:name="co34" style:family="table-column">
      <style:table-column-properties fo:break-before="auto" style:column-width="2.434cm"/>
    </style:style>
    <style:style style:name="co35" style:family="table-column">
      <style:table-column-properties fo:break-before="auto" style:column-width="2.752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724cm"/>
    </style:style>
    <style:style style:name="co38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3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3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3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3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3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3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3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3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3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3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3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3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3" office:value-type="float" office:value="1150000">
            <text:p>1,1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6"/>
        </table:table-row>
        <table:table-row table:style-name="ro2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 table:number-columns-repeated="3"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3" table:formula="of:=SUM([.I1:.I15])" office:value-type="float" office:value="65053000">
            <text:p>65,05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218000">
            <text:p>111,21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1"/>
        <table:table-column table:style-name="co12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710000">
            <text:p>69,71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style-name="ce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116000">
            <text:p>111,11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3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3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16" table:default-cell-style-name="ce1"/>
        <table:table-column table:style-name="co14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3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table:style-name="ce3"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3" office:value-type="float" office:value="3500000">
            <text:p>3,500,000.00</text:p>
          </table:table-cell>
          <table:table-cell table:number-columns-repeated="249"/>
        </table:table-row>
        <table:table-row table:style-name="ro4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3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4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table:style-name="ce3" office:value-type="float" office:value="1713000">
            <text:p>1,71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16">
            <text:p>1016</text:p>
          </table:table-cell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4"/>
          <table:table-cell table:style-name="ce3"/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6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/>
          <table:table-cell table:number-columns-repeated="2"/>
          <table:table-cell table:style-name="ce3"/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5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/>
          <table:table-cell table:number-columns-repeated="2"/>
          <table:table-cell table:style-name="ce3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7" table:number-columns-repeated="2"/>
          <table:table-cell/>
          <table:table-cell table:style-name="ce8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3" table:formula="of:=SUM([.I1:.I15])" office:value-type="float" office:value="32096000">
            <text:p>32,096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8">
            <text:p>8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2">
            <text:p>2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7" office:value-type="float" office:value="2152">
            <text:p>2152</text:p>
          </table:table-cell>
          <table:table-cell table:style-name="ce7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4" table:default-cell-style-name="ce3"/>
        <table:table-column table:style-name="co2" table:default-cell-style-name="ce3"/>
        <table:table-column table:style-name="co2" table:number-columns-repeated="3" table:default-cell-style-name="ce1"/>
        <table:table-column table:style-name="co17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" table:default-cell-style-name="ce1"/>
        <table:table-column table:style-name="co18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19" table:default-cell-style-name="ce6"/>
        <table:table-column table:style-name="co20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3" office:value-type="float" office:value="2125000">
            <text:p>2,1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3" office:value-type="float" office:value="2125000">
            <text:p>2,125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3" office:value-type="float" office:value="5250000">
            <text:p>5,250,000.00</text:p>
          </table:table-cell>
          <table:table-cell table:style-name="ce3"/>
          <table:table-cell office:value-type="float" office:value="1974">
            <text:p>1974</text:p>
          </table:table-cell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6" office:value-type="string">
            <text:p>F</text:p>
          </table:table-cell>
          <table:table-cell table:style-name="ce6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3" office:value-type="float" office:value="894000">
            <text:p>894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3" office:value-type="float" office:value="894000">
            <text:p>894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3" office:value-type="float" office:value="7857000">
            <text:p>7,85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3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3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/>
          <table:table-cell table:style-name="ce1" table:number-columns-repeated="2"/>
          <table:table-cell table:style-name="ce3"/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7"/>
          <table:table-cell office:value-type="string">
            <text:p>Salary:</text:p>
          </table:table-cell>
          <table:table-cell table:formula="of:=SUM([.I1:.I15])" office:value-type="float" office:value="48209000">
            <text:p>48,20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7"/>
          <table:table-cell office:value-type="string">
            <text:p>#Forwards:</text:p>
          </table:table-cell>
          <table:table-cell table:style-name="ce1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3" office:value-type="float" office:value="7857000">
            <text:p>7,857,000.00</text:p>
          </table:table-cell>
          <table:table-cell table:style-name="ce3"/>
          <table:table-cell table:style-name="ce1"/>
          <table:table-cell table:style-name="ce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3" office:value-type="float" office:value="2700000">
            <text:p>2,700,000.00</text:p>
          </table:table-cell>
          <table:table-cell table:style-name="ce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3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3" table:formula="of:=SUM([.D1:.D22])" office:value-type="float" office:value="76647000">
            <text:p>76,64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1" table:default-cell-style-name="ce1"/>
        <table:table-column table:style-name="co22" table:default-cell-style-name="ce3"/>
        <table:table-column table:style-name="co2" table:default-cell-style-name="ce3"/>
        <table:table-column table:style-name="co2" table:number-columns-repeated="3" table:default-cell-style-name="ce1"/>
        <table:table-column table:style-name="co23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8"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6932000">
            <text:p>56,932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17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1"/>
        <table:table-column table:style-name="co25" table:default-cell-style-name="ce3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table:number-columns-repeated="3"/>
          <table:table-cell table:style-name="ce8"/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54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6308000">
            <text:p>46,308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7">
            <text:p>7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1">
            <text:p>1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25" table:default-cell-style-name="ce3"/>
        <table:table-column table:style-name="co2" table:default-cell-style-name="ce3"/>
        <table:table-column table:style-name="co2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3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4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3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3" office:value-type="float" office:value="5250000">
            <text:p>5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3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3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3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3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3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3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3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3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3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3" office:value-type="float" office:value="378000">
            <text:p>37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AndrewA's 4th</text:p>
          </table:table-cell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3" table:formula="of:=SUM([.I1:.I15])" office:value-type="float" office:value="57218000">
            <text:p>57,21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6764000">
            <text:p>86,7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3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3" office:value-type="float" office:value="2825000">
            <text:p>2,825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3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3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3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2nd</text:p>
          </table:table-cell>
          <table:table-cell table:number-columns-repeated="2"/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3" office:value-type="float" office:value="6500000">
            <text:p>6,500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3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3" office:value-type="float" office:value="4875000">
            <text:p>4,875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3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  <table:table-cell table:number-columns-repeated="2"/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3" office:value-type="float" office:value="1000000">
            <text:p>1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  <table:table-cell table:number-columns-repeated="2"/>
        </table:table-row>
        <table:table-row table:style-name="ro9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3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3" office:value-type="float" office:value="4250000">
            <text:p>4,25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3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2nd</text:p>
          </table:table-cell>
          <table:table-cell table:number-columns-repeated="2"/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3" office:value-type="float" office:value="1000000">
            <text:p>1,000,000.00</text:p>
          </table:table-cell>
          <table:table-cell/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3" office:value-type="float" office:value="6083000">
            <text:p>6,083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3" office:value-type="float" office:value="5600000">
            <text:p>5,6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3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3" office:value-type="float" office:value="5000000">
            <text:p>5,0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3" office:value-type="float" office:value="4600000">
            <text:p>4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3" office:value-type="float" office:value="6900000">
            <text:p>6,9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3" office:value-type="float" office:value="4700000">
            <text:p>4,7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3" office:value-type="float" office:value="3800000">
            <text:p>3,800,000.00</text:p>
          </table:table-cell>
          <table:table-cell table:number-columns-repeated="5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3"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style-name="ce3"/>
          <table:table-cell table:number-columns-repeated="5"/>
        </table:table-row>
        <table:table-row table:style-name="ro9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3" office:value-type="float" office:value="4250000">
            <text:p>4,2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3" table:formula="of:=SUM([.I1:.I15])" office:value-type="float" office:value="64923000">
            <text:p>64,923,000.00</text:p>
          </table:table-cell>
          <table:table-cell table:number-columns-repeated="5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3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3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3">
            <text:p>3</text:p>
          </table:table-cell>
          <table:table-cell table:number-columns-repeated="3"/>
          <table:table-cell table:style-name="ce1" table:number-columns-repeated="2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9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3" office:value-type="float" office:value="5250000">
            <text:p>5,250,000.00</text:p>
          </table:table-cell>
          <table:table-cell table:number-columns-repeated="10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3" office:value-type="float" office:value="4600000">
            <text:p>4,600,000.00</text:p>
          </table:table-cell>
          <table:table-cell table:number-columns-repeated="10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3" office:value-type="float" office:value="3800000">
            <text:p>3,800,000.00</text:p>
          </table:table-cell>
          <table:table-cell table:number-columns-repeated="10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3" office:value-type="float" office:value="5900000">
            <text:p>5,900,000.00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3" table:formula="of:=SUM([.D1:.D24])" office:value-type="float" office:value="114023000">
            <text:p>114,023,000.00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6">
            <text:p>16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10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10"/>
        </table:table-row>
        <table:table-row table:style-name="ro9" table:number-rows-repeated="1048546">
          <table:table-cell table:number-columns-repeated="14"/>
        </table:table-row>
        <table:table-row table:style-name="ro9">
          <table:table-cell table:number-columns-repeated="14"/>
        </table:table-row>
      </table:table>
      <table:table table:name="expansion players" table:style-name="ta10" table:print="false">
        <table:table-column table:style-name="co30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8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016-09-25</text:date>, <text:time>19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9-25T19:02:59</dc:date>
    <dc:creator>Ben Miller</dc:creator>
    <meta:editing-duration>P209DT2H2M3S</meta:editing-duration>
    <meta:editing-cycles>405</meta:editing-cycles>
    <meta:document-statistic meta:table-count="11" meta:cell-count="2457" meta:object-count="0"/>
    <meta:user-defined meta:name=""/>
  </office:meta>
</office:document-meta>
</file>